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office:value-type="float" office:value="249.29" calcext:value-type="float">
            <text:p>249.29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1.9580908032596" calcext:value-type="float">
            <text:p>41.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/>
          <table:table-cell table:style-name="ce1" table:formula="of:=([.$B16]-[.C16])/[.$B16]*100" office:value-type="float" office:value="12.7160821588959" calcext:value-type="float">
            <text:p>12.716</text:p>
          </table:table-cell>
          <table:table-cell table:style-name="ce1" table:formula="of:=([.$B16]-[.D16])/[.$B16]*100" office:value-type="float" office:value="27.6592641895353" calcext:value-type="float">
            <text:p>27.659</text:p>
          </table:table-cell>
          <table:table-cell table:style-name="ce1" table:formula="of:=([.$B16]-[.E16])/[.$B16]*100" office:value-type="float" office:value="25.3641098892059" calcext:value-type="float">
            <text:p>25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/>
          <table:table-cell table:style-name="ce1" table:formula="of:=([.$B17]-[.C17])/[.$B17]*100" office:value-type="float" office:value="12.5637966723024" calcext:value-type="float">
            <text:p>12.564</text:p>
          </table:table-cell>
          <table:table-cell table:style-name="ce1" table:formula="of:=([.$B17]-[.D17])/[.$B17]*100" office:value-type="float" office:value="18.7471360626985" calcext:value-type="float">
            <text:p>18.747</text:p>
          </table:table-cell>
          <table:table-cell table:style-name="ce1" table:formula="of:=([.$B17]-[.E17])/[.$B17]*100" office:value-type="float" office:value="20.2794412754594" calcext:value-type="float">
            <text:p>20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/>
          <table:table-cell table:style-name="ce1" table:formula="of:=([.$B18]-[.C18])/[.$B18]*100" office:value-type="float" office:value="7.21413459491631" calcext:value-type="float">
            <text:p>7.214</text:p>
          </table:table-cell>
          <table:table-cell table:style-name="ce1" table:formula="of:=([.$B18]-[.D18])/[.$B18]*100" office:value-type="float" office:value="29.5264285124703" calcext:value-type="float">
            <text:p>29.526</text:p>
          </table:table-cell>
          <table:table-cell table:style-name="ce1" table:formula="of:=([.$B18]-[.E18])/[.$B18]*100" office:value-type="float" office:value="27.5667174949063" calcext:value-type="float">
            <text:p>27.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/>
          <table:table-cell table:style-name="ce1" table:formula="of:=([.$B19]-[.C19])/[.$B19]*100" office:value-type="float" office:value="11.0442650484911" calcext:value-type="float">
            <text:p>11.044</text:p>
          </table:table-cell>
          <table:table-cell table:style-name="ce1" table:formula="of:=([.$B19]-[.D19])/[.$B19]*100" office:value-type="float" office:value="17.8445034404291" calcext:value-type="float">
            <text:p>17.845</text:p>
          </table:table-cell>
          <table:table-cell table:style-name="ce1" table:formula="of:=([.$B19]-[.E19])/[.$B19]*100" office:value-type="float" office:value="1.36165140597063" calcext:value-type="float">
            <text:p>1.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/>
          <table:table-cell table:style-name="ce1" table:formula="of:=([.$B20]-[.C20])/[.$B20]*100" office:value-type="float" office:value="11.9619784617876" calcext:value-type="float">
            <text:p>11.962</text:p>
          </table:table-cell>
          <table:table-cell table:style-name="ce1" table:formula="of:=([.$B20]-[.D20])/[.$B20]*100" office:value-type="float" office:value="22.3594868769592" calcext:value-type="float">
            <text:p>22.359</text:p>
          </table:table-cell>
          <table:table-cell table:style-name="ce1" table:formula="of:=([.$B20]-[.E20])/[.$B20]*100" office:value-type="float" office:value="6.94642051566784" calcext:value-type="float">
            <text:p>6.946</text:p>
          </table:table-cell>
        </table:table-row>
        <table:table-row table:style-name="ro1" table:number-rows-repeated="3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/>
          <table:table-cell table:style-name="ce1" table:formula="of:=([.$B39]-[.C39])/[.$B39]*100" office:value-type="float" office:value="17.7870004633156" calcext:value-type="float">
            <text:p>17.787</text:p>
          </table:table-cell>
          <table:table-cell table:style-name="ce1" table:formula="of:=([.$B39]-[.D39])/[.$B39]*100" office:value-type="float" office:value="29.0479256810347" calcext:value-type="float">
            <text:p>29.048</text:p>
          </table:table-cell>
          <table:table-cell table:style-name="ce1" table:formula="of:=([.$B39]-[.E39])/[.$B39]*100" office:value-type="float" office:value="30.1017723785367" calcext:value-type="float">
            <text:p>30.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/>
          <table:table-cell table:style-name="ce1" table:formula="of:=([.$B40]-[.C40])/[.$B40]*100" office:value-type="float" office:value="14.1944924837036" calcext:value-type="float">
            <text:p>14.194</text:p>
          </table:table-cell>
          <table:table-cell table:style-name="ce1" table:formula="of:=([.$B40]-[.D40])/[.$B40]*100" office:value-type="float" office:value="21.9435945190901" calcext:value-type="float">
            <text:p>21.944</text:p>
          </table:table-cell>
          <table:table-cell table:style-name="ce1" table:formula="of:=([.$B40]-[.E40])/[.$B40]*100" office:value-type="float" office:value="24.076676200612" calcext:value-type="float">
            <text:p>24.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/>
          <table:table-cell table:style-name="ce1" table:formula="of:=([.$B41]-[.C41])/[.$B41]*100" office:value-type="float" office:value="13.5310817515297" calcext:value-type="float">
            <text:p>13.531</text:p>
          </table:table-cell>
          <table:table-cell table:style-name="ce1" table:formula="of:=([.$B41]-[.D41])/[.$B41]*100" office:value-type="float" office:value="26.5821098473016" calcext:value-type="float">
            <text:p>26.582</text:p>
          </table:table-cell>
          <table:table-cell table:style-name="ce1" table:formula="of:=([.$B41]-[.E41])/[.$B41]*100" office:value-type="float" office:value="29.8115617133092" calcext:value-type="float">
            <text:p>29.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/>
          <table:table-cell table:style-name="ce1" table:formula="of:=([.$B42]-[.C42])/[.$B42]*100" office:value-type="float" office:value="9.96404533231786" calcext:value-type="float">
            <text:p>9.964</text:p>
          </table:table-cell>
          <table:table-cell table:style-name="ce1" table:formula="of:=([.$B42]-[.D42])/[.$B42]*100" office:value-type="float" office:value="16.0740026025666" calcext:value-type="float">
            <text:p>16.074</text:p>
          </table:table-cell>
          <table:table-cell table:style-name="ce1" table:formula="of:=([.$B42]-[.E42])/[.$B42]*100" office:value-type="float" office:value="-2.59438976354957" calcext:value-type="float">
            <text:p>-2.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/>
          <table:table-cell table:style-name="ce1" table:formula="of:=([.$B43]-[.C43])/[.$B43]*100" office:value-type="float" office:value="12.6907406546762" calcext:value-type="float">
            <text:p>12.691</text:p>
          </table:table-cell>
          <table:table-cell table:style-name="ce1" table:formula="of:=([.$B43]-[.D43])/[.$B43]*100" office:value-type="float" office:value="22.3937661693854" calcext:value-type="float">
            <text:p>22.394</text:p>
          </table:table-cell>
          <table:table-cell table:style-name="ce1" table:formula="of:=([.$B43]-[.E43])/[.$B43]*100" office:value-type="float" office:value="4.94089944385061" calcext:value-type="float">
            <text:p>4.941</text:p>
          </table:table-cell>
        </table:table-row>
        <table:table-row table:style-name="ro1" table:number-rows-repeated="4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5.3709028177113" calcext:value-type="float">
            <text:p>45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1" table:formula="of:=([.$B63]-[.C63])/[.$B63]*100" office:value-type="float" office:value="20.8887496818903" calcext:value-type="float">
            <text:p>20.889</text:p>
          </table:table-cell>
          <table:table-cell table:style-name="ce1" table:formula="of:=([.$B63]-[.D63])/[.$B63]*100" office:value-type="float" office:value="31.5776285652761" calcext:value-type="float">
            <text:p>31.578</text:p>
          </table:table-cell>
          <table:table-cell table:style-name="ce1" table:formula="of:=([.$B63]-[.E63])/[.$B63]*100" office:value-type="float" office:value="32.5411585067439" calcext:value-type="float">
            <text:p>3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/>
          <table:table-cell table:style-name="ce1" table:formula="of:=([.$B64]-[.C64])/[.$B64]*100" office:value-type="float" office:value="19.163396353441" calcext:value-type="float">
            <text:p>19.163</text:p>
          </table:table-cell>
          <table:table-cell table:style-name="ce1" table:formula="of:=([.$B64]-[.D64])/[.$B64]*100" office:value-type="float" office:value="25.6874049265618" calcext:value-type="float">
            <text:p>25.687</text:p>
          </table:table-cell>
          <table:table-cell table:style-name="ce1" table:formula="of:=([.$B64]-[.E64])/[.$B64]*100" office:value-type="float" office:value="25.3022110300102" calcext:value-type="float">
            <text:p>25.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/>
          <table:table-cell table:style-name="ce1" table:formula="of:=([.$B65]-[.C65])/[.$B65]*100" office:value-type="float" office:value="16.440481368711" calcext:value-type="float">
            <text:p>16.440</text:p>
          </table:table-cell>
          <table:table-cell table:style-name="ce1" table:formula="of:=([.$B65]-[.D65])/[.$B65]*100" office:value-type="float" office:value="29.4263206224929" calcext:value-type="float">
            <text:p>29.426</text:p>
          </table:table-cell>
          <table:table-cell table:style-name="ce1" table:formula="of:=([.$B65]-[.E65])/[.$B65]*100" office:value-type="float" office:value="30.4533371997487" calcext:value-type="float">
            <text:p>30.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/>
          <table:table-cell table:style-name="ce1" table:formula="of:=([.$B66]-[.C66])/[.$B66]*100" office:value-type="float" office:value="12.3619887753227" calcext:value-type="float">
            <text:p>12.362</text:p>
          </table:table-cell>
          <table:table-cell table:style-name="ce1" table:formula="of:=([.$B66]-[.D66])/[.$B66]*100" office:value-type="float" office:value="20.0654066000349" calcext:value-type="float">
            <text:p>20.065</text:p>
          </table:table-cell>
          <table:table-cell table:style-name="ce1" table:formula="of:=([.$B66]-[.E66])/[.$B66]*100" office:value-type="float" office:value="-0.138776971975991" calcext:value-type="float">
            <text:p>-0.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/>
          <table:table-cell table:style-name="ce1" table:formula="of:=([.$B67]-[.C67])/[.$B67]*100" office:value-type="float" office:value="11.465496158476" calcext:value-type="float">
            <text:p>11.465</text:p>
          </table:table-cell>
          <table:table-cell table:style-name="ce1" table:formula="of:=([.$B67]-[.D67])/[.$B67]*100" office:value-type="float" office:value="22.6823016747711" calcext:value-type="float">
            <text:p>22.682</text:p>
          </table:table-cell>
          <table:table-cell table:style-name="ce1" table:formula="of:=([.$B67]-[.E67])/[.$B67]*100" office:value-type="float" office:value="4.90235001540421" calcext:value-type="float">
            <text:p>4.9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draw:z-index="6" draw:style-name="gr1" draw:text-style-name="P1" svg:width="6in" svg:height="3.5in" svg:x="0.0882in" svg:y="0.0004in">
              <draw:object draw:notify-on-update-of-ranges="Sheet1.G2:Sheet1.G2 Sheet1.G3:Sheet1.G13 Sheet1.H2:Sheet1.H2 Sheet1.H3:Sheet1.H13 Sheet1.I2:Sheet1.I2 Sheet1.I3:Sheet1.I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7" draw:style-name="gr1" draw:text-style-name="P1" svg:width="6in" svg:height="3.5in" svg:x="0.1567in" svg:y="0.0075in">
              <draw:object draw:notify-on-update-of-ranges="Sheet1.G25:Sheet1.G25 Sheet1.G26:Sheet1.G36 Sheet1.H25:Sheet1.H25 Sheet1.H26:Sheet1.H36 Sheet1.I25:Sheet1.I25 Sheet1.I26:Sheet1.I3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8" draw:style-name="gr1" draw:text-style-name="P1" svg:width="6in" svg:height="3.5in" svg:x="0.1402in" svg:y="0.0295in">
              <draw:object draw:notify-on-update-of-ranges="Sheet1.G49:Sheet1.G49 Sheet1.G50:Sheet1.G60 Sheet1.H49:Sheet1.H49 Sheet1.H50:Sheet1.H60 Sheet1.I49:Sheet1.I49 Sheet1.I50:Sheet1.I6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5:Sheet1.G15 Sheet1.G16:Sheet1.G20 Sheet1.H15:Sheet1.H15 Sheet1.H16:Sheet1.H20 Sheet1.I15:Sheet1.I15 Sheet1.I16:Sheet1.I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draw:z-index="9" draw:style-name="gr1" draw:text-style-name="P1" svg:width="6in" svg:height="3.5in" svg:x="0.1567in" svg:y="0.0217in">
              <draw:object draw:notify-on-update-of-ranges="Sheet1.G15:Sheet1.G15 Sheet1.G16:Sheet1.G20 Sheet1.H15:Sheet1.H15 Sheet1.H16:Sheet1.H20 Sheet1.I15:Sheet1.I15 Sheet1.I16:Sheet1.I2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8:Sheet1.G38 Sheet1.G39:Sheet1.G43 Sheet1.H38:Sheet1.H38 Sheet1.H39:Sheet1.H43 Sheet1.I38:Sheet1.I38 Sheet1.I39:Sheet1.I4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>
            <draw:frame draw:z-index="10" draw:style-name="gr1" draw:text-style-name="P1" svg:width="6in" svg:height="3.5in" svg:x="0.126in" svg:y="0.015in">
              <draw:object draw:notify-on-update-of-ranges="Sheet1.G38:Sheet1.G38 Sheet1.G39:Sheet1.G43 Sheet1.H38:Sheet1.H38 Sheet1.H39:Sheet1.H43 Sheet1.I38:Sheet1.I38 Sheet1.I39:Sheet1.I4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2:Sheet1.G62 Sheet1.G63:Sheet1.G67 Sheet1.H62:Sheet1.H62 Sheet1.H63:Sheet1.H67 Sheet1.I62:Sheet1.I62 Sheet1.I63:Sheet1.I6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>
            <draw:frame draw:z-index="11" draw:style-name="gr1" draw:text-style-name="P1" svg:width="6in" svg:height="3.5in" svg:x="0.0953in" svg:y="0.0217in">
              <draw:object draw:notify-on-update-of-ranges="Sheet1.G62:Sheet1.G62 Sheet1.G63:Sheet1.G67 Sheet1.H62:Sheet1.H62 Sheet1.H63:Sheet1.H67 Sheet1.I62:Sheet1.I62 Sheet1.I63:Sheet1.I6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3:17:19.907535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9-02T13:42:57.061469636</dc:date>
    <meta:editing-duration>PT4H10M16S</meta:editing-duration>
    <meta:editing-cycles>59</meta:editing-cycles>
    <meta:print-date>2024-09-02T13:41:16.434208027</meta:print-date>
    <meta:printed-by>PDF files</meta:printed-by>
    <meta:document-statistic meta:table-count="1" meta:cell-count="429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15:Sheet1.I2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6:Sheet1.G20" chart:label-cell-address="Sheet1.G15:Sheet1.G15" chart:class="chart:bar">
            <chart:data-point chart:repeated="5"/>
          </chart:series>
          <chart:series chart:style-name="ch10" chart:values-cell-range-address="Sheet1.H16:Sheet1.H20" chart:label-cell-address="Sheet1.H15:Sheet1.H15" chart:class="chart:bar">
            <chart:data-point chart:repeated="5"/>
          </chart:series>
          <chart:series chart:style-name="ch11" chart:values-cell-range-address="Sheet1.I16:Sheet1.I20" chart:label-cell-address="Sheet1.I15:Sheet1.I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5:Sheet1.G15</svg:desc>
                </draw:g>
              </table:table-cell>
              <table:table-cell office:value-type="string">
                <text:p>MD-mfcmTSP*</text:p>
                <draw:g>
                  <svg:desc>Sheet1.H15:Sheet1.H15</svg:desc>
                </draw:g>
              </table:table-cell>
              <table:table-cell office:value-type="string">
                <text:p>H-AACONC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6:Sheet1.G20</svg:desc>
                </draw:g>
              </table:table-cell>
              <table:table-cell office:value-type="float" office:value="27.6592641895353">
                <text:p>27.6592641895353</text:p>
                <draw:g>
                  <svg:desc>Sheet1.H16:Sheet1.H20</svg:desc>
                </draw:g>
              </table:table-cell>
              <table:table-cell office:value-type="float" office:value="25.3641098892059">
                <text:p>25.3641098892059</text:p>
                <draw:g>
                  <svg:desc>Sheet1.I16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38:Sheet1.I43" chart:data-source-has-labels="row" svg:x="1.263cm" svg:y="0.881cm" svg:width="13.674cm" svg:height="6.904cm">
          <chart:coordinate-region svg:x="1.858cm" svg:y="1.055cm" svg:width="13.079cm" svg:height="6.558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9:Sheet1.G43" chart:label-cell-address="Sheet1.G38:Sheet1.G38" chart:class="chart:bar">
            <chart:data-point chart:repeated="5"/>
          </chart:series>
          <chart:series chart:style-name="ch10" chart:values-cell-range-address="Sheet1.H39:Sheet1.H43" chart:label-cell-address="Sheet1.H38:Sheet1.H38" chart:class="chart:bar">
            <chart:data-point chart:repeated="5"/>
          </chart:series>
          <chart:series chart:style-name="ch11" chart:values-cell-range-address="Sheet1.I39:Sheet1.I43" chart:label-cell-address="Sheet1.I38:Sheet1.I3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8:Sheet1.G38</svg:desc>
                </draw:g>
              </table:table-cell>
              <table:table-cell office:value-type="string">
                <text:p>MD-mfcmTSP*</text:p>
                <draw:g>
                  <svg:desc>Sheet1.H38:Sheet1.H38</svg:desc>
                </draw:g>
              </table:table-cell>
              <table:table-cell office:value-type="string">
                <text:p>H-AACONC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39:Sheet1.G43</svg:desc>
                </draw:g>
              </table:table-cell>
              <table:table-cell office:value-type="float" office:value="29.0479256810347">
                <text:p>29.0479256810347</text:p>
                <draw:g>
                  <svg:desc>Sheet1.H39:Sheet1.H43</svg:desc>
                </draw:g>
              </table:table-cell>
              <table:table-cell office:value-type="float" office:value="30.1017723785367">
                <text:p>30.1017723785367</text:p>
                <draw:g>
                  <svg:desc>Sheet1.I39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62:Sheet1.I67" chart:data-source-has-labels="row" svg:x="1.263cm" svg:y="0.881cm" svg:width="13.674cm" svg:height="6.904cm">
          <chart:coordinate-region svg:x="1.858cm" svg:y="1.055cm" svg:width="13.079cm" svg:height="6.558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3:Sheet1.G67" chart:label-cell-address="Sheet1.G62:Sheet1.G62" chart:class="chart:bar">
            <chart:data-point chart:repeated="5"/>
          </chart:series>
          <chart:series chart:style-name="ch10" chart:values-cell-range-address="Sheet1.H63:Sheet1.H67" chart:label-cell-address="Sheet1.H62:Sheet1.H62" chart:class="chart:bar">
            <chart:data-point chart:repeated="5"/>
          </chart:series>
          <chart:series chart:style-name="ch11" chart:values-cell-range-address="Sheet1.I63:Sheet1.I67" chart:label-cell-address="Sheet1.I62:Sheet1.I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2:Sheet1.G62</svg:desc>
                </draw:g>
              </table:table-cell>
              <table:table-cell office:value-type="string">
                <text:p>MD-mfcmTSP*</text:p>
                <draw:g>
                  <svg:desc>Sheet1.H62:Sheet1.H62</svg:desc>
                </draw:g>
              </table:table-cell>
              <table:table-cell office:value-type="string">
                <text:p>H-AACONC</text:p>
                <draw:g>
                  <svg:desc>Sheet1.I62:Sheet1.I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3:Sheet1.G67</svg:desc>
                </draw:g>
              </table:table-cell>
              <table:table-cell office:value-type="float" office:value="31.5776285652761">
                <text:p>31.5776285652761</text:p>
                <draw:g>
                  <svg:desc>Sheet1.H63:Sheet1.H67</svg:desc>
                </draw:g>
              </table:table-cell>
              <table:table-cell office:value-type="float" office:value="32.5411585067439">
                <text:p>32.5411585067439</text:p>
                <draw:g>
                  <svg:desc>Sheet1.I63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5:Sheet1.I2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6:Sheet1.G20" chart:label-cell-address="Sheet1.G15:Sheet1.G15" chart:class="chart:bar">
            <chart:data-point chart:repeated="5"/>
          </chart:series>
          <chart:series chart:style-name="ch10" chart:values-cell-range-address="Sheet1.H16:Sheet1.H20" chart:label-cell-address="Sheet1.H15:Sheet1.H15" chart:class="chart:bar">
            <chart:data-point chart:repeated="5"/>
          </chart:series>
          <chart:series chart:style-name="ch11" chart:values-cell-range-address="Sheet1.I16:Sheet1.I20" chart:label-cell-address="Sheet1.I15:Sheet1.I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5:Sheet1.G15</svg:desc>
                </draw:g>
              </table:table-cell>
              <table:table-cell office:value-type="string">
                <text:p>MD-mfcmTSP*</text:p>
                <draw:g>
                  <svg:desc>Sheet1.H15:Sheet1.H15</svg:desc>
                </draw:g>
              </table:table-cell>
              <table:table-cell office:value-type="string">
                <text:p>H-AACONC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6:Sheet1.G20</svg:desc>
                </draw:g>
              </table:table-cell>
              <table:table-cell office:value-type="float" office:value="27.6592641895353">
                <text:p>27.6592641895353</text:p>
                <draw:g>
                  <svg:desc>Sheet1.H16:Sheet1.H20</svg:desc>
                </draw:g>
              </table:table-cell>
              <table:table-cell office:value-type="float" office:value="25.3641098892059">
                <text:p>25.3641098892059</text:p>
                <draw:g>
                  <svg:desc>Sheet1.I16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8:Sheet1.I43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9:Sheet1.G43" chart:label-cell-address="Sheet1.G38:Sheet1.G38" chart:class="chart:bar">
            <chart:data-point chart:repeated="5"/>
          </chart:series>
          <chart:series chart:style-name="ch10" chart:values-cell-range-address="Sheet1.H39:Sheet1.H43" chart:label-cell-address="Sheet1.H38:Sheet1.H38" chart:class="chart:bar">
            <chart:data-point chart:repeated="5"/>
          </chart:series>
          <chart:series chart:style-name="ch11" chart:values-cell-range-address="Sheet1.I39:Sheet1.I43" chart:label-cell-address="Sheet1.I38:Sheet1.I3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8:Sheet1.G38</svg:desc>
                </draw:g>
              </table:table-cell>
              <table:table-cell office:value-type="string">
                <text:p>MD-mfcmTSP*</text:p>
                <draw:g>
                  <svg:desc>Sheet1.H38:Sheet1.H38</svg:desc>
                </draw:g>
              </table:table-cell>
              <table:table-cell office:value-type="string">
                <text:p>H-AACONC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39:Sheet1.G43</svg:desc>
                </draw:g>
              </table:table-cell>
              <table:table-cell office:value-type="float" office:value="29.0479256810347">
                <text:p>29.0479256810347</text:p>
                <draw:g>
                  <svg:desc>Sheet1.H39:Sheet1.H43</svg:desc>
                </draw:g>
              </table:table-cell>
              <table:table-cell office:value-type="float" office:value="30.1017723785367">
                <text:p>30.1017723785367</text:p>
                <draw:g>
                  <svg:desc>Sheet1.I39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2:Sheet1.I67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3:Sheet1.G67" chart:label-cell-address="Sheet1.G62:Sheet1.G62" chart:class="chart:bar">
            <chart:data-point chart:repeated="5"/>
          </chart:series>
          <chart:series chart:style-name="ch10" chart:values-cell-range-address="Sheet1.H63:Sheet1.H67" chart:label-cell-address="Sheet1.H62:Sheet1.H62" chart:class="chart:bar">
            <chart:data-point chart:repeated="5"/>
          </chart:series>
          <chart:series chart:style-name="ch11" chart:values-cell-range-address="Sheet1.I63:Sheet1.I67" chart:label-cell-address="Sheet1.I62:Sheet1.I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2:Sheet1.G62</svg:desc>
                </draw:g>
              </table:table-cell>
              <table:table-cell office:value-type="string">
                <text:p>MD-mfcmTSP*</text:p>
                <draw:g>
                  <svg:desc>Sheet1.H62:Sheet1.H62</svg:desc>
                </draw:g>
              </table:table-cell>
              <table:table-cell office:value-type="string">
                <text:p>H-AACONC</text:p>
                <draw:g>
                  <svg:desc>Sheet1.I62:Sheet1.I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3:Sheet1.G67</svg:desc>
                </draw:g>
              </table:table-cell>
              <table:table-cell office:value-type="float" office:value="31.5776285652761">
                <text:p>31.5776285652761</text:p>
                <draw:g>
                  <svg:desc>Sheet1.H63:Sheet1.H67</svg:desc>
                </draw:g>
              </table:table-cell>
              <table:table-cell office:value-type="float" office:value="32.5411585067439">
                <text:p>32.5411585067439</text:p>
                <draw:g>
                  <svg:desc>Sheet1.I63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:Sheet1.I13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5:Sheet1.I36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49:Sheet1.I6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